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791a" officeooo:paragraph-rsid="0006791a"/>
    </style:style>
    <style:style style:name="P2" style:family="paragraph" style:parent-style-name="Title">
      <style:text-properties officeooo:rsid="0006791a" officeooo:paragraph-rsid="0006791a"/>
    </style:style>
    <style:style style:name="P3" style:family="paragraph" style:parent-style-name="Text_20_body">
      <style:text-properties style:text-underline-style="solid" style:text-underline-width="auto" style:text-underline-color="font-color" officeooo:rsid="0006791a" officeooo:paragraph-rsid="0006791a"/>
    </style:style>
    <style:style style:name="P4" style:family="paragraph" style:parent-style-name="Text_20_body">
      <style:text-properties style:text-underline-style="none" officeooo:rsid="0006791a" officeooo:paragraph-rsid="0006791a"/>
    </style:style>
    <style:style style:name="P5" style:family="paragraph" style:parent-style-name="Text_20_body" style:list-style-name="L1">
      <style:text-properties officeooo:paragraph-rsid="0006791a"/>
    </style:style>
    <style:style style:name="P6" style:family="paragraph" style:parent-style-name="Text_20_body" style:list-style-name="L1">
      <style:text-properties officeooo:paragraph-rsid="0008adee"/>
    </style:style>
    <style:style style:name="P7" style:family="paragraph" style:parent-style-name="Text_20_body" style:list-style-name="L1">
      <style:text-properties officeooo:rsid="0006791a" officeooo:paragraph-rsid="0006791a"/>
    </style:style>
    <style:style style:name="T1" style:family="text">
      <style:text-properties style:text-underline-style="none" officeooo:rsid="0006791a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06791a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6791a" style:font-weight-asian="normal" style:font-weight-complex="normal"/>
    </style:style>
    <style:style style:name="T6" style:family="text">
      <style:text-properties style:text-underline-style="none" fo:font-weight="normal" officeooo:rsid="0008adee" style:font-weight-asian="normal" style:font-weight-complex="normal"/>
    </style:style>
    <style:style style:name="T7" style:family="text">
      <style:text-properties style:text-underline-style="none" officeooo:rsid="0008ade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ione Scuderia Formula 1</text:p>
      <text:p text:style-name="Subtitle">Modello Relazionale</text:p>
      <text:p text:style-name="P1"/>
      <text:p text:style-name="P3">MODELLO LOGICO</text:p>
      <text:p text:style-name="P4">Entità:</text:p>
      <text:list xml:id="list201050642" text:style-name="L1">
        <text:list-item>
          <text:p text:style-name="P5"><text:span text:style-name="T1">Stratega(</text:span><text:span text:style-name="T3">ID</text:span><text:span text:style-name="T5">, password</text:span><text:span text:style-name="T1">);</text:span></text:p>
        </text:list-item>
        <text:list-item>
          <text:p text:style-name="P6"><text:span text:style-name="T1">Meccanico(</text:span><text:span text:style-name="T3">ID</text:span><text:span text:style-name="T5">, password</text:span><text:span text:style-name="T1">);</text:span></text:p>
        </text:list-item>
        <text:list-item>
          <text:p text:style-name="P6"><text:span text:style-name="T1">Magazziniere(</text:span><text:span text:style-name="T3">ID</text:span><text:span text:style-name="T5">, password</text:span><text:span text:style-name="T1">);</text:span></text:p>
        </text:list-item>
        <text:list-item>
          <text:p text:style-name="P5"><text:span text:style-name="T1">Ve</text:span><text:span text:style-name="T7">hicle</text:span><text:span text:style-name="T1">(</text:span><text:span text:style-name="T3">MSN</text:span><text:span text:style-name="T1">, tmeSect1, tmeSect2, tmeSect3);</text:span></text:p>
        </text:list-item>
        <text:list-item>
          <text:p text:style-name="P5"><text:span text:style-name="T1">Pilot(</text:span><text:span text:style-name="T3">ID</text:span><text:span text:style-name="T5">, n</text:span><text:span text:style-name="T6">a</text:span><text:span text:style-name="T5">me, </text:span><text:span text:style-name="T6">surname</text:span><text:span text:style-name="T5">, num</text:span><text:span text:style-name="T6">ber</text:span><text:span text:style-name="T5">);</text:span></text:p>
        </text:list-item>
        <text:list-item>
          <text:p text:style-name="P5"><text:span text:style-name="T5">R</text:span><text:span text:style-name="T6">equest</text:span><text:span text:style-name="T5">(</text:span><text:span text:style-name="T3">ID</text:span><text:span text:style-name="T5">, </text:span><text:span text:style-name="T6">description, id_staff, id_component, id_vehicle</text:span><text:span text:style-name="T5">);</text:span></text:p>
        </text:list-item>
        <text:list-item>
          <text:p text:style-name="P7"><text:span text:style-name="T4">Component</text:span><text:span text:style-name="T6">(</text:span><text:span text:style-name="T2">ID</text:span><text:span text:style-name="T4">, n</text:span><text:span text:style-name="T6">a</text:span><text:span text:style-name="T4">me, </text:span><text:span text:style-name="T6">wear</text:span><text:span text:style-name="T4">, stat</text:span><text:span text:style-name="T6">us</text:span><text:span text:style-name="T4">, </text:span><text:span text:style-name="T6">warehouse</text:span><text:span text:style-name="T4">)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2:12:24.909000000</meta:creation-date>
    <dc:date>2024-12-11T15:24:11.822000000</dc:date>
    <meta:editing-duration>PT21M56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1" meta:word-count="40" meta:character-count="330" meta:non-whitespace-character-count="308"/>
  </office:meta>
</office:document-meta>
</file>